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4bd1a" officeooo:paragraph-rsid="0014bd1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344f" officeooo:paragraph-rsid="001634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a5a4" officeooo:paragraph-rsid="0017a5a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b19b1" officeooo:paragraph-rsid="001b19b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5063" officeooo:paragraph-rsid="001c506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7e1f8" officeooo:paragraph-rsid="0027e1f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a287b" officeooo:paragraph-rsid="002a287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cfcad" officeooo:paragraph-rsid="002cfca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12df8" officeooo:paragraph-rsid="00312df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33da1a" officeooo:paragraph-rsid="0033da1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e3ebf" officeooo:paragraph-rsid="003e3eb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442bb4" officeooo:paragraph-rsid="00442bb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48d111" officeooo:paragraph-rsid="0048d11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officeooo:rsid="00113b09" officeooo:paragraph-rsid="00113b09"/>
    </style:style>
    <style:style style:name="P15" style:family="paragraph" style:parent-style-name="Standard">
      <style:paragraph-properties fo:text-align="start" style:justify-single-word="false"/>
      <style:text-properties fo:font-size="16pt" officeooo:rsid="00113b09" officeooo:paragraph-rsid="00113b09"/>
    </style:style>
    <style:style style:name="P16" style:family="paragraph" style:parent-style-name="Standard" style:list-style-name="L14">
      <style:paragraph-properties fo:text-align="start" style:justify-single-word="false"/>
      <style:text-properties fo:font-size="12pt" fo:font-weight="bold" officeooo:rsid="0047ef34" officeooo:paragraph-rsid="0047ef3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47ef34" officeooo:paragraph-rsid="0047ef34" style:font-weight-asian="bold" style:font-weight-complex="bold"/>
    </style:style>
    <style:style style:name="P18" style:family="paragraph" style:parent-style-name="Standard" style:list-style-name="L14">
      <style:paragraph-properties fo:text-align="start" style:justify-single-word="false"/>
      <style:text-properties fo:font-size="12pt" fo:font-weight="bold" officeooo:rsid="0048a1f9" officeooo:paragraph-rsid="0048a1f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48a1f9" officeooo:paragraph-rsid="0048a1f9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15e924" officeooo:paragraph-rsid="0015e92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5e924" officeooo:paragraph-rsid="0015e924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168ab2" officeooo:paragraph-rsid="00168ab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68ab2" officeooo:paragraph-rsid="00168ab2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18ba7e" officeooo:paragraph-rsid="0018ba7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ba7e" officeooo:paragraph-rsid="0018ba7e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1a372f" officeooo:paragraph-rsid="001a372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a372f" officeooo:paragraph-rsid="001a372f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font-weight="normal" officeooo:rsid="001c5063" officeooo:paragraph-rsid="001c506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c5063" officeooo:paragraph-rsid="001c5063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weight="normal" officeooo:rsid="001e5c97" officeooo:paragraph-rsid="001e5c9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e5c97" officeooo:paragraph-rsid="001e5c97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officeooo:rsid="001ff70b" officeooo:paragraph-rsid="001ff70b" style:font-weight-asian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2pt" fo:font-weight="normal" officeooo:rsid="00247dfa" officeooo:paragraph-rsid="00247df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47dfa" officeooo:paragraph-rsid="00247dfa" style:font-weight-asian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2pt" fo:font-weight="normal" officeooo:rsid="00250f8f" officeooo:paragraph-rsid="00250f8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50f8f" officeooo:paragraph-rsid="00250f8f" style:font-weight-asian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12pt" fo:font-weight="normal" officeooo:rsid="0025fa1b" officeooo:paragraph-rsid="0025fa1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5fa1b" officeooo:paragraph-rsid="0025fa1b" style:font-weight-asian="normal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font-size="12pt" fo:font-weight="normal" officeooo:rsid="0029516a" officeooo:paragraph-rsid="0029516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9516a" officeooo:paragraph-rsid="0029516a" style:font-weight-asian="normal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2pt" fo:font-weight="normal" officeooo:rsid="002b3751" officeooo:paragraph-rsid="002b375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751" officeooo:paragraph-rsid="002b3751" style:font-weight-asian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2pt" fo:font-weight="normal" officeooo:rsid="002cfcad" officeooo:paragraph-rsid="002cfca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cfcad" officeooo:paragraph-rsid="002cfcad" style:font-weight-asian="normal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size="12pt" fo:font-weight="normal" officeooo:rsid="002d96ce" officeooo:paragraph-rsid="002d96c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d96ce" officeooo:paragraph-rsid="002d96ce" style:font-weight-asian="normal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ize="12pt" fo:font-weight="normal" officeooo:rsid="002e4f56" officeooo:paragraph-rsid="002e4f56" style:font-weight-asian="normal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font-size="12pt" fo:font-weight="normal" officeooo:rsid="002f7d67" officeooo:paragraph-rsid="002f7d6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f7d67" officeooo:paragraph-rsid="002f7d67" style:font-weight-asian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fo:font-size="12pt" fo:font-weight="normal" officeooo:rsid="00322472" officeooo:paragraph-rsid="00322472" style:font-weight-asian="normal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fo:font-size="12pt" fo:font-weight="normal" officeooo:rsid="00372473" officeooo:paragraph-rsid="00372473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372473" officeooo:paragraph-rsid="00372473" style:font-weight-asian="normal" style:font-weight-complex="normal"/>
    </style:style>
    <style:style style:name="P53" style:family="paragraph" style:parent-style-name="Standard" style:list-style-name="L11">
      <style:paragraph-properties fo:text-align="start" style:justify-single-word="false"/>
      <style:text-properties fo:font-size="12pt" fo:font-weight="normal" officeooo:rsid="00383ada" officeooo:paragraph-rsid="00383ada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83ada" officeooo:paragraph-rsid="00383ada" style:font-weight-asian="normal" style:font-weight-complex="normal"/>
    </style:style>
    <style:style style:name="P55" style:family="paragraph" style:parent-style-name="Standard" style:list-style-name="L12">
      <style:paragraph-properties fo:text-align="start" style:justify-single-word="false"/>
      <style:text-properties fo:font-size="12pt" fo:font-weight="normal" officeooo:rsid="003d3ff5" officeooo:paragraph-rsid="003d3ff5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d3ff5" officeooo:paragraph-rsid="003d3ff5" style:font-weight-asian="normal" style:font-weight-complex="normal"/>
    </style:style>
    <style:style style:name="P57" style:family="paragraph" style:parent-style-name="Standard" style:list-style-name="L13">
      <style:paragraph-properties fo:text-align="start" style:justify-single-word="false"/>
      <style:text-properties fo:font-size="12pt" fo:font-weight="normal" officeooo:rsid="00401208" officeooo:paragraph-rsid="00401208" style:font-weight-asian="normal" style:font-weight-complex="normal"/>
    </style:style>
    <style:style style:name="P58" style:family="paragraph" style:parent-style-name="Standard" style:list-style-name="L13">
      <style:paragraph-properties fo:text-align="start" style:justify-single-word="false"/>
      <style:text-properties fo:font-size="12pt" fo:font-weight="normal" officeooo:rsid="0041af02" officeooo:paragraph-rsid="0041af02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1af02" officeooo:paragraph-rsid="0041af02" style:font-weight-asian="normal" style:font-weight-complex="normal"/>
    </style:style>
    <style:style style:name="P60" style:family="paragraph" style:parent-style-name="Standard" style:list-style-name="L13">
      <style:paragraph-properties fo:text-align="start" style:justify-single-word="false"/>
      <style:text-properties fo:font-size="12pt" fo:font-weight="normal" officeooo:rsid="00425303" officeooo:paragraph-rsid="00425303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25303" officeooo:paragraph-rsid="00425303" style:font-weight-asian="normal" style:font-weight-complex="normal"/>
    </style:style>
    <style:style style:name="P62" style:family="paragraph" style:parent-style-name="Standard" style:list-style-name="L14">
      <style:paragraph-properties fo:text-align="start" style:justify-single-word="false"/>
      <style:text-properties fo:font-size="12pt" fo:font-weight="normal" officeooo:rsid="00462306" officeooo:paragraph-rsid="00462306" style:font-weight-asian="normal" style:font-weight-complex="normal"/>
    </style:style>
    <style:style style:name="P63" style:family="paragraph" style:parent-style-name="Standard" style:list-style-name="L14">
      <style:paragraph-properties fo:text-align="start" style:justify-single-word="false"/>
      <style:text-properties fo:font-size="12pt" fo:font-weight="normal" officeooo:rsid="0047ef34" officeooo:paragraph-rsid="0047ef34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7ef34" officeooo:paragraph-rsid="0047ef34" style:font-weight-asian="normal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officeooo:paragraph-rsid="00168ab2"/>
    </style:style>
    <style:style style:name="P66" style:family="paragraph" style:parent-style-name="Standard" style:list-style-name="L5">
      <style:paragraph-properties fo:text-align="start" style:justify-single-word="false"/>
      <style:text-properties officeooo:paragraph-rsid="001ff70b"/>
    </style:style>
    <style:style style:name="P67" style:family="paragraph" style:parent-style-name="Standard">
      <style:paragraph-properties fo:text-align="start" style:justify-single-word="false"/>
      <style:text-properties officeooo:paragraph-rsid="0022d17d"/>
    </style:style>
    <style:style style:name="P68" style:family="paragraph" style:parent-style-name="Standard" style:list-style-name="L8">
      <style:paragraph-properties fo:text-align="start" style:justify-single-word="false"/>
      <style:text-properties officeooo:paragraph-rsid="002cfcad"/>
    </style:style>
    <style:style style:name="P69" style:family="paragraph" style:parent-style-name="Standard" style:list-style-name="L10">
      <style:paragraph-properties fo:text-align="start" style:justify-single-word="false"/>
      <style:text-properties officeooo:paragraph-rsid="00322472"/>
    </style:style>
    <style:style style:name="P70" style:family="paragraph" style:parent-style-name="Standard">
      <style:paragraph-properties fo:text-align="start" style:justify-single-word="false"/>
      <style:text-properties officeooo:paragraph-rsid="00322472"/>
    </style:style>
    <style:style style:name="P71" style:family="paragraph" style:parent-style-name="Standard">
      <style:paragraph-properties fo:text-align="start" style:justify-single-word="false"/>
      <style:text-properties officeooo:paragraph-rsid="003a222b"/>
    </style:style>
    <style:style style:name="P72" style:family="paragraph" style:parent-style-name="Standard" style:list-style-name="L15">
      <style:paragraph-properties fo:text-align="start" style:justify-single-word="false"/>
      <style:text-properties officeooo:paragraph-rsid="0049c72c"/>
    </style:style>
    <style:style style:name="P73" style:family="paragraph" style:parent-style-name="Standard" style:list-style-name="L8">
      <style:paragraph-properties fo:text-align="start" style:justify-single-word="false"/>
      <style:text-properties officeooo:rsid="002cfcad" officeooo:paragraph-rsid="002cfcad"/>
    </style:style>
    <style:style style:name="P74" style:family="paragraph" style:parent-style-name="Standard">
      <style:paragraph-properties fo:text-align="start" style:justify-single-word="false"/>
      <style:text-properties officeooo:rsid="002cfcad" officeooo:paragraph-rsid="002cfcad"/>
    </style:style>
    <style:style style:name="P75" style:family="paragraph" style:parent-style-name="Standard" style:list-style-name="L10">
      <style:paragraph-properties fo:text-align="start" style:justify-single-word="false"/>
      <style:text-properties officeooo:rsid="0033da1a" officeooo:paragraph-rsid="0033da1a"/>
    </style:style>
    <style:style style:name="P76" style:family="paragraph" style:parent-style-name="Standard">
      <style:paragraph-properties fo:text-align="start" style:justify-single-word="false"/>
      <style:text-properties officeooo:rsid="0033da1a" officeooo:paragraph-rsid="0033da1a"/>
    </style:style>
    <style:style style:name="P77" style:family="paragraph" style:parent-style-name="Standard" style:list-style-name="L15">
      <style:paragraph-properties fo:text-align="start" style:justify-single-word="false"/>
      <style:text-properties officeooo:rsid="0049c72c" officeooo:paragraph-rsid="0049c72c"/>
    </style:style>
    <style:style style:name="P78" style:family="paragraph" style:parent-style-name="Standard">
      <style:paragraph-properties fo:text-align="start" style:justify-single-word="false"/>
      <style:text-properties officeooo:rsid="0049c72c" officeooo:paragraph-rsid="0049c72c"/>
    </style:style>
    <style:style style:name="P79" style:family="paragraph" style:parent-style-name="Standard" style:list-style-name="L15">
      <style:paragraph-properties fo:text-align="start" style:justify-single-word="false"/>
      <style:text-properties fo:font-size="10pt" fo:font-style="italic" officeooo:rsid="0049c72c" officeooo:paragraph-rsid="0049c72c" style:font-style-asian="italic" style:font-style-complex="italic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68ab2" style:font-weight-asian="normal" style:font-weight-complex="normal"/>
    </style:style>
    <style:style style:name="T3" style:family="text">
      <style:text-properties fo:font-size="12pt" fo:font-weight="normal" officeooo:rsid="001ff70b" style:font-weight-asian="normal" style:font-weight-complex="normal"/>
    </style:style>
    <style:style style:name="T4" style:family="text">
      <style:text-properties fo:font-size="12pt" fo:font-weight="normal" officeooo:rsid="002cfcad" style:font-weight-asian="normal" style:font-weight-complex="normal"/>
    </style:style>
    <style:style style:name="T5" style:family="text">
      <style:text-properties fo:font-size="12pt" fo:font-weight="normal" officeooo:rsid="00322472" style:font-weight-asian="normal" style:font-weight-complex="normal"/>
    </style:style>
    <style:style style:name="T6" style:family="text">
      <style:text-properties fo:font-size="12pt" fo:font-weight="normal" officeooo:rsid="0049c72c" style:font-weight-asian="normal" style:font-weight-complex="normal"/>
    </style:style>
    <style:style style:name="T7" style:family="text">
      <style:text-properties fo:font-size="14pt" fo:font-weight="bold" officeooo:rsid="0022d17d" style:font-weight-asian="bold" style:font-weight-complex="bold"/>
    </style:style>
    <style:style style:name="T8" style:family="text">
      <style:text-properties fo:font-size="14pt" fo:font-weight="bold" officeooo:rsid="003a222b" style:font-weight-asian="bold" style:font-weight-complex="bold"/>
    </style:style>
    <style:style style:name="T9" style:family="text">
      <style:text-properties fo:font-size="14pt" fo:font-weight="bold" officeooo:rsid="003b7df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emantic HTML</text:p>
      <text:p text:style-name="P15"/>
      <text:p text:style-name="P1">Semantic HTML</text:p>
      <text:list xml:id="list3749027231" text:style-name="L1">
        <text:list-item>
          <text:p text:style-name="P20">'Semantic HTML' refers to the idea that all HTML markup should convey underlying meaning of your content, not appearance.</text:p>
        </text:list-item>
      </text:list>
      <text:p text:style-name="P21"/>
      <text:list xml:id="list134528879888762" text:continue-numbering="true" text:style-name="L1">
        <text:list-item>
          <text:p text:style-name="P20">There is a set of elements designed for the purpose of adding more meaning to the overall layout of a web page, these are 'sectioning elements'.</text:p>
        </text:list-item>
      </text:list>
      <text:p text:style-name="P21"/>
      <text:list xml:id="list134527776854016" text:continue-numbering="true" text:style-name="L1">
        <text:list-item>
          <text:p text:style-name="P20">It is important to use these elements over generic &lt;div&gt; elements because it makes it easier for search engines, screen readers, and other machines to identify the different parts of your website.</text:p>
        </text:list-item>
      </text:list>
      <text:p text:style-name="P21"/>
      <text:p text:style-name="P2">The Document Outline</text:p>
      <text:list xml:id="list1441092587" text:style-name="L2">
        <text:list-item>
          <text:p text:style-name="P22">Every HTML document has an 'outline', which is how search engines and screen readers view the hierarchy of the content on the page.</text:p>
          <text:list>
            <text:list-item>
              <text:p text:style-name="P65"><text:span text:style-name="T2">This tool inspects the document outline of a page. </text:span><text:a xlink:type="simple" xlink:href="https://gsnedders.html5.org/outliner/" text:style-name="Internet_20_link" text:visited-style-name="Visited_20_Internet_20_Link"><text:span text:style-name="T2">HTML5 Outliner</text:span></text:a></text:p>
            </text:list-item>
          </text:list>
        </text:list-item>
      </text:list>
      <text:p text:style-name="P23"/>
      <text:list xml:id="list134528861174391" text:continue-numbering="true" text:style-name="L2">
        <text:list-item>
          <text:p text:style-name="P22">The &lt;h1&gt; through &lt;h6&gt; heading elements all contribute to a page's document outline.</text:p>
          <text:list>
            <text:list-item>
              <text:p text:style-name="P22">Each &lt;h1&gt; element creates a new section in the document outline, and any less prominent headings that follow it are considered subsections under the top-level heading.</text:p>
            </text:list-item>
            <text:list-item>
              <text:p text:style-name="P22">The actual value of the heading level doesn't matter: only if it's greater than or less than the heading of the current section.</text:p>
            </text:list-item>
          </text:list>
        </text:list-item>
      </text:list>
      <text:p text:style-name="P23"/>
      <text:p text:style-name="P3">Articles</text:p>
      <text:list xml:id="list744885932" text:style-name="L3">
        <text:list-item>
          <text:p text:style-name="P24">The &lt;article&gt; element represents an independent article in a web page.</text:p>
          <text:list>
            <text:list-item>
              <text:p text:style-name="P24">It should only wrap content that can be plucked out of your page and distributed in a completely different content</text:p>
              <text:list>
                <text:list-item>
                  <text:p text:style-name="P24">The &lt;article&gt; element should be able to be displayed by itself and have it make sense.</text:p>
                </text:list-item>
              </text:list>
            </text:list-item>
          </text:list>
        </text:list-item>
      </text:list>
      <text:p text:style-name="P25"/>
      <text:list xml:id="list134527737084575" text:continue-numbering="true" text:style-name="L3">
        <text:list-item>
          <text:p text:style-name="P26">&lt;article&gt; elements are essentially mini web sites in your HTML document.</text:p>
          <text:list>
            <text:list-item>
              <text:p text:style-name="P26">They have their own headers, footers, and document outline that are completely isolated from the rest of your site.</text:p>
            </text:list-item>
          </text:list>
        </text:list-item>
      </text:list>
      <text:p text:style-name="P27"/>
      <text:p text:style-name="P4">Using Multiple Article Elements</text:p>
      <text:list xml:id="list2126869284" text:style-name="L4">
        <text:list-item>
          <text:p text:style-name="P28">You can have multiple &lt;article&gt; elements on the same page.</text:p>
          <text:list>
            <text:list-item>
              <text:p text:style-name="P28">It can be used as a way to merge multiple HTML files into a single document without confusing search engines, browsers, or other machines.</text:p>
            </text:list-item>
          </text:list>
        </text:list-item>
      </text:list>
      <text:p text:style-name="P29"/>
      <text:p text:style-name="P5">Sections</text:p>
      <text:list xml:id="list762726730" text:style-name="L5">
        <text:list-item>
          <text:p text:style-name="P30">The &lt;section&gt; element is like an &lt;article&gt;, except it doesn't need to make sense outside the context of the document.</text:p>
          <text:list>
            <text:list-item>
              <text:p text:style-name="P30">These elements will always be in some context.</text:p>
            </text:list-item>
          </text:list>
        </text:list-item>
      </text:list>
      <text:p text:style-name="P31"/>
      <text:list xml:id="list134528496859814" text:continue-numbering="true" text:style-name="L5">
        <text:list-item>
          <text:p text:style-name="P32">Think of &lt;section&gt; as an explicit way to define the sections in a document outline.</text:p>
          <text:list>
            <text:list-item>
              <text:p text:style-name="P66"><text:span text:style-name="T3">This is used when you need a container to wrap a section for layout purposes. (This is more descriptive than using a &lt;div&gt; element)</text:span></text:p>
            </text:list-item>
          </text:list>
        </text:list-item>
      </text:list>
      <text:p text:style-name="P67"><text:soft-page-break/><text:span text:style-name="T7">&lt;section&gt; And the Document Outline</text:span></text:p>
      <text:list xml:id="list2051593533" text:style-name="L6">
        <text:list-item>
          <text:p text:style-name="P33">By adding &lt;section&gt; elements, the document outline will be defined by the nested structure of the &lt;section&gt; elements instead of the heading elements.</text:p>
          <text:list>
            <text:list-item>
              <text:p text:style-name="P33">Each &lt;h1&gt; through&lt;h6&gt; headings are independent of the rest of the page.</text:p>
            </text:list-item>
          </text:list>
        </text:list-item>
      </text:list>
      <text:p text:style-name="P34"/>
      <text:list xml:id="list134527070875771" text:continue-numbering="true" text:style-name="L6">
        <text:list-item>
          <text:p text:style-name="P35">Do not use &lt;section&gt; elements to <text:span text:style-name="T10">manipulate</text:span> the document outline.</text:p>
          <text:list>
            <text:list-item>
              <text:p text:style-name="P35">Browsers, screen readers, and some search engines do not interpret &lt;section&gt; on the document outline.</text:p>
            </text:list-item>
          </text:list>
        </text:list-item>
      </text:list>
      <text:p text:style-name="P36"/>
      <text:list xml:id="list134527165445975" text:continue-numbering="true" text:style-name="L6">
        <text:list-item>
          <text:p text:style-name="P35">Always define a page's outline via heading levels, using &lt;section&gt; only as a replacement for container &lt;div&gt;'s.</text:p>
        </text:list-item>
      </text:list>
      <text:p text:style-name="P36"/>
      <text:list xml:id="list134527511778312" text:continue-numbering="true" text:style-name="L6">
        <text:list-item>
          <text:p text:style-name="P35">Each &lt;section&gt; should contain at least one heading.</text:p>
          <text:list>
            <text:list-item>
              <text:p text:style-name="P35">Otherwise, it will add an 'untitled section' to your document outline.</text:p>
            </text:list-item>
          </text:list>
        </text:list-item>
      </text:list>
      <text:p text:style-name="P36"/>
      <text:list xml:id="list134529076324426" text:continue-numbering="true" text:style-name="L6">
        <text:list-item>
          <text:p text:style-name="P37">Only use &lt;section&gt; as a more descriptive &lt;div&gt; wrapper for the implicitly defined sections of your page.</text:p>
          <text:list>
            <text:list-item>
              <text:p text:style-name="P37">Don't use it for self-contained content or purely for layout purposes.</text:p>
            </text:list-item>
          </text:list>
        </text:list-item>
      </text:list>
      <text:p text:style-name="P38"/>
      <text:p text:style-name="P6">Nav Elements</text:p>
      <text:list xml:id="list1893234019" text:style-name="L7">
        <text:list-item>
          <text:p text:style-name="P39">The &lt;nav&gt; element lets you mark up the various navigation sections of your website.</text:p>
          <text:list>
            <text:list-item>
              <text:p text:style-name="P39">This can mean: main site navigation, links to related pages in a sidebar, tables of contents, or any group of links.</text:p>
            </text:list-item>
          </text:list>
        </text:list-item>
      </text:list>
      <text:p text:style-name="P40"/>
      <text:list xml:id="list134527727192567" text:continue-numbering="true" text:style-name="L7">
        <text:list-item>
          <text:p text:style-name="P39">The &lt;nav&gt; element is used as semantic information for search engines. It helps them quickly identify the structure of your entire website, making it easier to discover other pages.</text:p>
          <text:list>
            <text:list-item>
              <text:p text:style-name="P39">It is possible to include multiple &lt;nav&gt; elements on a single page for different groups of related links.</text:p>
            </text:list-item>
          </text:list>
        </text:list-item>
      </text:list>
      <text:p text:style-name="P40"/>
      <text:p text:style-name="P7">Headers</text:p>
      <text:list xml:id="list3956344539" text:style-name="L8">
        <text:list-item>
          <text:p text:style-name="P41">The &lt;header&gt; element is a new piece of semantic markup, it is not &lt;h1&gt; - &lt;h6&gt;.</text:p>
        </text:list-item>
      </text:list>
      <text:p text:style-name="P42"/>
      <text:list xml:id="list134527214202353" text:continue-numbering="true" text:style-name="L8">
        <text:list-item>
          <text:p text:style-name="P41">It denotes introductory content for a section, article, or entire web pages.</text:p>
          <text:list>
            <text:list-item>
              <text:p text:style-name="P41">'Introductory content' can be anything from your company's logo to navigational aids or author information.</text:p>
            </text:list-item>
            <text:list-item>
              <text:p text:style-name="P43">The title, author, and publication date is a good candidate for &lt;header&gt; elements.</text:p>
            </text:list-item>
          </text:list>
        </text:list-item>
      </text:list>
      <text:p text:style-name="P42"/>
      <text:list xml:id="list134528233680377" text:continue-numbering="true" text:style-name="L8">
        <text:list-item>
          <text:p text:style-name="P43">Headers are only associated with the nearest sectioning element. (&lt;body, &lt;section&gt;, or &lt;article&gt; element)</text:p>
          <text:list>
            <text:list-item>
              <text:p text:style-name="P43">You can use multiple &lt;header&gt; elements to add introductory content to different <text:s/>parts of a document.</text:p>
            </text:list-item>
          </text:list>
        </text:list-item>
      </text:list>
      <text:p text:style-name="P44"/>
      <text:list xml:id="list134529031149411" text:continue-numbering="true" text:style-name="L8">
        <text:list-item>
          <text:p text:style-name="P68"><text:span text:style-name="T4">Without the &lt;header&gt;, search enggines and screen readers wouldn't know the introductory content from the actual content.</text:span></text:p>
          <text:list>
            <text:list-item>
              <text:p text:style-name="P73"><text:span text:style-name="T1">This element also serves as a CSS hook.</text:span></text:p>
            </text:list-item>
            <text:list-item>
              <text:p text:style-name="P73"><text:span text:style-name="T1">&lt;header&gt; is a more semantic alternative to the &lt;div&gt; container.</text:span></text:p>
            </text:list-item>
          </text:list>
        </text:list-item>
      </text:list>
      <text:p text:style-name="P74"><text:span text:style-name="T1"/></text:p>
      <text:p text:style-name="P74"><text:span text:style-name="T1"/></text:p>
      <text:p text:style-name="P8"><text:soft-page-break/>Footers</text:p>
      <text:list xml:id="list2744874528" text:style-name="L9">
        <text:list-item>
          <text:p text:style-name="P45">Footers are the same as headers, except they come at the end of an article/website opposed to the beginning.</text:p>
          <text:list>
            <text:list-item>
              <text:p text:style-name="P45">Common use cases include: copyright notices, footer navigation, and author bios.</text:p>
            </text:list-item>
          </text:list>
        </text:list-item>
      </text:list>
      <text:p text:style-name="P46"/>
      <text:list xml:id="list134528126899204" text:continue-numbering="true" text:style-name="L9">
        <text:list-item>
          <text:p text:style-name="P47">Footers behave the same as &lt;header&gt;, they're associated with the nearest sectioning element.</text:p>
          <text:list>
            <text:list-item>
              <text:p text:style-name="P48">A &lt;footer&gt; inside the &lt;article&gt; element is only for the contents of that article.</text:p>
            </text:list-item>
            <text:list-item>
              <text:p text:style-name="P48">A footer in the &lt;body&gt; is connected to the entire page.</text:p>
            </text:list-item>
          </text:list>
        </text:list-item>
      </text:list>
      <text:p text:style-name="P49"/>
      <text:p text:style-name="P9">Asides</text:p>
      <text:list xml:id="list1055364158" text:style-name="L10">
        <text:list-item>
          <text:p text:style-name="P50">The &lt;aside&gt; element is used to remove information from an article.</text:p>
          <text:list>
            <text:list-item>
              <text:p text:style-name="P69"><text:span text:style-name="T5">This can be used for removing sponsored advertisement from an article.</text:span></text:p>
            </text:list-item>
            <text:list-item>
              <text:p text:style-name="P75"><text:span text:style-name="T5">M</text:span><text:span text:style-name="T1">achine readers will know the content is only tangentially related to the article content.</text:span></text:p>
            </text:list-item>
          </text:list>
        </text:list-item>
      </text:list>
      <text:p text:style-name="P70"><text:span text:style-name="T5"/></text:p>
      <text:list xml:id="list134527917919975" text:continue-numbering="true" text:style-name="L10">
        <text:list-item>
          <text:p text:style-name="P75"><text:span text:style-name="T5">&lt;</text:span><text:span text:style-name="T1">aside&gt; elements are also appropriate for highlighting definitions, stats, or quotations.</text:span></text:p>
          <text:list>
            <text:list-item>
              <text:p text:style-name="P75"><text:span text:style-name="T1">If it seems out of place, then &lt;aside&gt; may be appropriate.</text:span></text:p>
            </text:list-item>
          </text:list>
        </text:list-item>
      </text:list>
      <text:p text:style-name="P76"><text:span text:style-name="T1"/></text:p>
      <text:list xml:id="list134529027405569" text:continue-numbering="true" text:style-name="L10">
        <text:list-item>
          <text:p text:style-name="P75"><text:span text:style-name="T1">When used outside of an &lt;article&gt;, the &lt;aside&gt; element is associated with the page as a whole. (like &lt;header&gt; and &lt;footer&gt;)</text:span></text:p>
          <text:list>
            <text:list-item>
              <text:p text:style-name="P75"><text:span text:style-name="T1">This is a good choice for marking up a site-wide sidebar.</text:span></text:p>
            </text:list-item>
          </text:list>
        </text:list-item>
      </text:list>
      <text:p text:style-name="P76"><text:span text:style-name="T1"/></text:p>
      <text:list xml:id="list134527823444631" text:continue-numbering="true" text:style-name="L10">
        <text:list-item>
          <text:p text:style-name="P75"><text:span text:style-name="T1">The &lt;aside&gt; element can be hooked into the same way as all &lt;div&gt; elements for styling purposes.</text:span></text:p>
        </text:list-item>
      </text:list>
      <text:p text:style-name="P76"><text:span text:style-name="T1"/></text:p>
      <text:p text:style-name="P10">Divs For Layout</text:p>
      <text:list xml:id="list2778777172" text:style-name="L11">
        <text:list-item>
          <text:p text:style-name="P51">&lt;div&gt; elements are the best option when it is used entirely presentationally.</text:p>
          <text:list>
            <text:list-item>
              <text:p text:style-name="P51">Sometimes, when none of the semantic HTML elements are appropriate, &lt;divs&gt; are applicable.</text:p>
            </text:list-item>
          </text:list>
        </text:list-item>
      </text:list>
      <text:p text:style-name="P52"/>
      <text:list xml:id="list134527100122343" text:continue-numbering="true" text:style-name="L11">
        <text:list-item>
          <text:p text:style-name="P53">This is relevant for <text:span text:style-name="T10">flexbox</text:span>, as it requires lots of &lt;div&gt;'s to group flex items correctly.</text:p>
          <text:list>
            <text:list-item>
              <text:p text:style-name="P53">It is common to see many presentational &lt;div&gt; elements in a flexbox layout.</text:p>
            </text:list-item>
          </text:list>
        </text:list-item>
      </text:list>
      <text:p text:style-name="P54"/>
      <text:list xml:id="list134528272081866" text:continue-numbering="true" text:style-name="L11">
        <text:list-item>
          <text:p text:style-name="P53">When in doubt, use &lt;div&gt;.</text:p>
        </text:list-item>
      </text:list>
      <text:p text:style-name="P54"/>
      <text:p text:style-name="P71"><text:span text:style-name="T8">Dates </text:span><text:span text:style-name="T9">A</text:span><text:span text:style-name="T8">nd Times</text:span></text:p>
      <text:list xml:id="list1163375469" text:style-name="L12">
        <text:list-item>
          <text:p text:style-name="P55">The &lt;time&gt; element represents either a time of day or calendar date.</text:p>
          <text:list>
            <text:list-item>
              <text:p text:style-name="P55">Providing a machine-readable date makes it possible for browsers to automatically link it to user's calendars and helps search engines indentify specific dates.</text:p>
            </text:list-item>
          </text:list>
        </text:list-item>
      </text:list>
      <text:p text:style-name="P56"/>
      <text:list xml:id="list134527452960569" text:continue-numbering="true" text:style-name="L12">
        <text:list-item>
          <text:p text:style-name="P55">It is possible to include times and time zones inside of <text:span text:style-name="T10">datetime.</text:span></text:p>
          <text:list>
            <text:list-item>
              <text:p text:style-name="P55">Example: datetime - '2017-1-3 15:00-0800'</text:p>
            </text:list-item>
          </text:list>
        </text:list-item>
      </text:list>
      <text:p text:style-name="P56"/>
      <text:p text:style-name="P11">Address</text:p>
      <text:list xml:id="list3365059167" text:style-name="L13">
        <text:list-item>
          <text:p text:style-name="P57">The &lt;adress&gt; element is like &lt;time&gt;. It does not deal with the overall structure of a document, but embellishes the parent &lt;article&gt; or &lt;body&gt; element with some metadata.</text:p>
          <text:list>
            <text:list-item>
              <text:p text:style-name="P58">It defines contact information for the author of the article or web page in question.</text:p>
              <text:list>
                <text:list-item>
                  <text:p text:style-name="P58">&lt;address&gt; should <text:span text:style-name="T10">not</text:span> be used for arbitrary physical addresses.</text:p>
                </text:list-item>
              </text:list>
            </text:list-item>
          </text:list>
        </text:list-item>
      </text:list>
      <text:p text:style-name="P59"/>
      <text:list xml:id="list134528803509217" text:continue-numbering="true" text:style-name="L13">
        <text:list-item>
          <text:p text:style-name="P60"><text:soft-page-break/>&lt;address&gt; are styled the same way as &lt;em&gt;, but can be changed with CSS.</text:p>
          <text:list>
            <text:list-item>
              <text:p text:style-name="P60">A <text:span text:style-name="T10">mailto:</text:span> link indicates the email address of the intended recipient.</text:p>
            </text:list-item>
          </text:list>
        </text:list-item>
      </text:list>
      <text:p text:style-name="P61"/>
      <text:p text:style-name="P12">Figures And Captions</text:p>
      <text:list xml:id="list350656042" text:style-name="L14">
        <text:list-item>
          <text:p text:style-name="P62">The &lt;figure&gt; and &lt;figcaption&gt; elements represents a self-contained 'figure'.</text:p>
          <text:list>
            <text:list-item>
              <text:p text:style-name="P62">These can be diagrams, illustration, or even code snippets.</text:p>
            </text:list-item>
            <text:list-item>
              <text:p text:style-name="P62">The &lt;figcaption&gt; element is optional and associates a caoption with its parent &lt;figure&gt; element.</text:p>
              <text:p text:style-name="P62"/>
            </text:list-item>
          </text:list>
        </text:list-item>
        <text:list-item>
          <text:p text:style-name="P63">A common use case for both of these is to add visible descriptions to the &lt;img&gt; elements.</text:p>
        </text:list-item>
      </text:list>
      <text:p text:style-name="P64"/>
      <text:list xml:id="list134528031655657" text:continue-numbering="true" text:style-name="L14">
        <text:list-item>
          <text:p text:style-name="P63">The <text:span text:style-name="T10">alt</text:span> attribute is closely related to the &lt;figcaption&gt; element.</text:p>
          <text:list>
            <text:list-item>
              <text:p text:style-name="P16">alt<text:span text:style-name="T11"> should serve as an text replacement for the image, while &lt;figcaption&gt; is a supporting description displayed with either the image or its text-based equivalent.</text:span></text:p>
            </text:list-item>
          </text:list>
        </text:list-item>
      </text:list>
      <text:p text:style-name="P17"><text:span text:style-name="T11"/></text:p>
      <text:list xml:id="list134528200509001" text:continue-numbering="true" text:style-name="L14">
        <text:list-item>
          <text:p text:style-name="P18"><text:span text:style-name="T11">When using &lt;figcaption&gt;, you can safely omit an image's alt attribute without hurting your SEO.</text:span></text:p>
          <text:list>
            <text:list-item>
              <text:p text:style-name="P18"><text:span text:style-name="T11">It may be more convenient to have visible &lt;figcaption&gt;'s that describe the image opposed ot invisible </text:span>alt<text:span text:style-name="T11"> attributes.</text:span></text:p>
            </text:list-item>
          </text:list>
        </text:list-item>
      </text:list>
      <text:p text:style-name="P19"><text:span text:style-name="T11"/></text:p>
      <text:p text:style-name="P13">CSS/Legacy Considerations</text:p>
      <text:list xml:id="list2086150194" text:style-name="L15">
        <text:list-item>
          <text:p text:style-name="P72"><text:span text:style-name="T6">Some semantic HTML elements were introduced in HTML5. It may be common to see that legacy web pages will have a global CSS rule changing semantics HTML elements to block boxes.</text:span></text:p>
          <text:list>
            <text:list-item>
              <text:p text:style-name="P77"><text:span text:style-name="T1">Example: Global CSS Rule</text:span></text:p>
              <text:list>
                <text:list-header>
                  <text:p text:style-name="P79"><text:span text:style-name="T11">section, article, aside, footer, header, nav { display: block; }</text:span></text:p>
                </text:list-header>
              </text:list>
            </text:list-item>
          </text:list>
        </text:list-item>
      </text:list>
      <text:p text:style-name="P7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96" meta:word-count="1318" meta:character-count="7671" meta:non-whitespace-character-count="6527"/>
  </office:meta>
</office:document-meta>
</file>